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F0000012C6AE4AE8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26.702cm" table:align="margins" style:shadow="none"/>
    </style:style>
    <style:style style:name="Table2.A" style:family="table-column">
      <style:table-column-properties style:column-width="0.714cm" style:rel-column-width="405*"/>
    </style:style>
    <style:style style:name="Table2.B" style:family="table-column">
      <style:table-column-properties style:column-width="8.996cm" style:rel-column-width="5100*"/>
    </style:style>
    <style:style style:name="Table2.C" style:family="table-column">
      <style:table-column-properties style:column-width="2.17cm" style:rel-column-width="1230*"/>
    </style:style>
    <style:style style:name="Table2.D" style:family="table-column">
      <style:table-column-properties style:column-width="1.588cm" style:rel-column-width="900*"/>
    </style:style>
    <style:style style:name="Table2.E" style:family="table-column">
      <style:table-column-properties style:column-width="1.64cm" style:rel-column-width="930*"/>
    </style:style>
    <style:style style:name="Table2.F" style:family="table-column">
      <style:table-column-properties style:column-width="1.879cm" style:rel-column-width="1065*"/>
    </style:style>
    <style:style style:name="Table2.G" style:family="table-column">
      <style:table-column-properties style:column-width="2.858cm" style:rel-column-width="1620*"/>
    </style:style>
    <style:style style:name="Table2.H" style:family="table-column">
      <style:table-column-properties style:column-width="3.466cm" style:rel-column-width="1965*"/>
    </style:style>
    <style:style style:name="Table2.I" style:family="table-column">
      <style:table-column-properties style:column-width="3.392cm" style:rel-column-width="1923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H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I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2.A3" style:family="table-cell">
      <style:table-cell-properties fo:background-color="transparent" fo:padding="0.097cm" fo:border-left="0.05pt solid #b2b2b2" fo:border-right="none" fo:border-top="none" fo:border-bottom="0.05pt solid #b2b2b2">
        <style:background-image/>
      </style:table-cell-properties>
    </style:style>
    <style:style style:name="Table2.I3" style:family="table-cell">
      <style:table-cell-properties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4" style:family="table">
      <style:table-properties style:width="26.702cm" table:align="margins"/>
    </style:style>
    <style:style style:name="Table4.A" style:family="table-column">
      <style:table-column-properties style:column-width="13.351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13.675cm" table:align="right" style:shadow="none"/>
    </style:style>
    <style:style style:name="Table5.A" style:family="table-column">
      <style:table-column-properties style:column-width="6.826cm"/>
    </style:style>
    <style:style style:name="Table5.B" style:family="table-column">
      <style:table-column-properties style:column-width="6.849cm"/>
    </style:style>
    <style:style style:name="Table5.A1" style:family="table-cell">
      <style:table-cell-properties fo:background-color="#dddddd" fo:padding="0.097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DejaVu Serif" fo:font-size="10.5pt" fo:font-style="italic" officeooo:rsid="00075afb" officeooo:paragraph-rsid="00075afb" style:font-size-asian="10.5pt" style:font-style-asian="italic" style:font-size-complex="10.5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style:font-name="DejaVu Sans Condensed" fo:font-size="9pt" officeooo:rsid="00075afb" officeooo:paragraph-rsid="00075afb" style:font-size-asian="9pt" style:font-size-complex="9pt"/>
    </style:style>
    <style:style style:name="P4" style:family="paragraph" style:parent-style-name="Table_20_Contents">
      <style:paragraph-properties fo:text-align="end" style:justify-single-word="false"/>
      <style:text-properties style:font-name="DejaVu Sans Condensed" fo:font-size="9pt" fo:font-style="italic" officeooo:rsid="00090ced" officeooo:paragraph-rsid="00090ced" style:font-size-asian="9pt" style:font-style-asian="italic" style:font-size-complex="9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DejaVu Sans Condensed" fo:font-size="8pt" officeooo:rsid="00075afb" officeooo:paragraph-rsid="00075afb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DejaVu Sans Condensed" fo:font-size="13pt" officeooo:rsid="00090ced" officeooo:paragraph-rsid="00090ced" style:font-size-asian="13pt" style:font-size-complex="13pt"/>
    </style:style>
    <style:style style:name="P7" style:family="paragraph" style:parent-style-name="Table_20_Contents">
      <style:text-properties style:font-name="DejaVu Sans Condensed" officeooo:rsid="00090ced" officeooo:paragraph-rsid="00090ced"/>
    </style:style>
    <style:style style:name="P8" style:family="paragraph" style:parent-style-name="Table_20_Contents">
      <style:paragraph-properties fo:text-align="end" style:justify-single-word="false"/>
      <style:text-properties style:font-name="DejaVu Sans Condensed" fo:font-size="12pt" officeooo:rsid="000b3057" officeooo:paragraph-rsid="000b3057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color="#ffffff" style:font-name="DejaVu Sans Condensed" fo:font-size="11pt" fo:font-style="italic" fo:font-weight="normal" officeooo:rsid="00075afb" officeooo:paragraph-rsid="00075afb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DejaVu Sans Light" fo:font-size="10pt" officeooo:rsid="000a1cbe" officeooo:paragraph-rsid="000a1cbe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DejaVu Sans Light" fo:font-size="10pt" officeooo:rsid="000a1cbe" officeooo:paragraph-rsid="000a1cbe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DejaVu Sans Light" fo:font-size="10pt" officeooo:rsid="000a1cbe" officeooo:paragraph-rsid="000a1cbe" style:font-size-asian="10pt" style:font-size-complex="10pt"/>
    </style:style>
    <style:style style:name="P13" style:family="paragraph" style:parent-style-name="Table_20_Heading">
      <style:paragraph-properties fo:text-align="center" style:justify-single-word="false"/>
      <style:text-properties style:font-name="DejaVu Sans Condensed" fo:font-size="10.5pt" officeooo:rsid="00075afb" officeooo:paragraph-rsid="00075afb" style:font-size-asian="10.5pt" style:font-size-complex="10.5pt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T1" style:family="text">
      <style:text-properties officeooo:rsid="00075afb"/>
    </style:style>
    <style:style style:name="T2" style:family="text">
      <style:text-properties officeooo:rsid="000b3057"/>
    </style:style>
    <style:style style:name="T3" style:family="text">
      <style:text-properties style:font-name="DejaVu Sans Condensed"/>
    </style:style>
    <style:style style:name="T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header-rows>
          <table:table-row>
            <table:table-cell table:style-name="Table2.A1" table:number-rows-spanned="2" office:value-type="string">
              <text:p text:style-name="P13">N°</text:p>
            </table:table-cell>
            <table:table-cell table:style-name="Table2.A1" table:number-rows-spanned="2" office:value-type="string">
              <text:p text:style-name="P13">Descrizione</text:p>
            </table:table-cell>
            <table:table-cell table:style-name="Table2.A1" table:number-rows-spanned="2" office:value-type="string">
              <text:p text:style-name="P13">Quantità</text:p>
            </table:table-cell>
            <table:table-cell table:style-name="Table2.A1" table:number-columns-spanned="4" office:value-type="string">
              <text:p text:style-name="P13">Dimensioni</text:p>
            </table:table-cell>
            <table:covered-table-cell/>
            <table:covered-table-cell/>
            <table:covered-table-cell/>
            <table:table-cell table:style-name="Table2.H1" table:number-columns-spanned="2" office:value-type="string">
              <text:p text:style-name="P13">Importi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2.A2" office:value-type="string">
              <text:p text:style-name="P5">Lunghezza</text:p>
            </table:table-cell>
            <table:table-cell table:style-name="Table2.A2" office:value-type="string">
              <text:p text:style-name="P5">Larghezza</text:p>
            </table:table-cell>
            <table:table-cell table:style-name="Table2.A2" office:value-type="string">
              <text:p text:style-name="P5">Altezza/Peso</text:p>
            </table:table-cell>
            <table:table-cell table:style-name="Table2.A2" office:value-type="string">
              <text:p text:style-name="P3">Sommano</text:p>
            </table:table-cell>
            <table:table-cell table:style-name="Table2.A2" office:value-type="string">
              <text:p text:style-name="P3">Importo unitario</text:p>
            </table:table-cell>
            <table:table-cell table:style-name="Table2.I2" office:value-type="string">
              <text:p text:style-name="P3">Totale</text:p>
            </table:table-cell>
          </table:table-row>
        </table:table-header-rows>
        <table:table-row>
          <table:table-cell table:style-name="Table2.A3" office:value-type="string">
            <text:p text:style-name="P10">{% xmlfor a in f.attivita %}</text:p>
          </table:table-cell>
          <table:table-cell table:style-name="Table2.A3" office:value-type="string">
            <text:p text:style-name="P11">{{a.attivita}}</text:p>
          </table:table-cell>
          <table:table-cell table:style-name="Table2.A3" office:value-type="string">
            <text:p text:style-name="P10">{{a.numero}}</text:p>
          </table:table-cell>
          <table:table-cell table:style-name="Table2.A3" office:value-type="string">
            <text:p text:style-name="P10">{{a.lunghezza}}</text:p>
          </table:table-cell>
          <table:table-cell table:style-name="Table2.A3" office:value-type="string">
            <text:p text:style-name="P10">{{a.larghezza}}</text:p>
          </table:table-cell>
          <table:table-cell table:style-name="Table2.A3" office:value-type="string">
            <text:p text:style-name="P10">{{a.altezza_peso}}</text:p>
          </table:table-cell>
          <table:table-cell table:style-name="Table2.A3" office:value-type="string">
            <text:p text:style-name="P10">{{a.quantita}} {{a.unita}}</text:p>
          </table:table-cell>
          <table:table-cell table:style-name="Table2.A3" office:value-type="string">
            <text:p text:style-name="P10">{{a.importo_unitario}} €</text:p>
          </table:table-cell>
          <table:table-cell table:style-name="Table2.I3" office:value-type="string">
            <text:p text:style-name="P12">{{a.totale}} € <text:span text:style-name="T2">{% endxmlfor %}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Importo Totale:</text:p>
          </table:table-cell>
          <table:table-cell table:style-name="Table5.A1" office:value-type="string">
            <text:p text:style-name="P8">{{p.importo_toale}} €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7">Lucca, {{data}}</text:p>
          </table:table-cell>
          <table:table-cell table:style-name="Table4.B1" office:value-type="string">
            <text:p text:style-name="P4">Il Legale rappresentante:</text:p>
            <text:p text:style-name="P6">Lucchesi Walter</text:p>
            <text:p text:style-name="P6">___________________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26.702cm" table:align="margins" style:shadow="none"/>
    </style:style>
    <style:style style:name="Table1.A" style:family="table-column">
      <style:table-column-properties style:column-width="13.351cm" style:rel-column-width="32767*"/>
    </style:style>
    <style:style style:name="Table1.A1" style:family="table-cell">
      <style:table-cell-properties fo:padding="0.097cm" fo:border-left="none" fo:border-right="none" fo:border-top="0.05pt solid #333333" fo:border-bottom="none"/>
    </style:style>
    <style:style style:name="Table3" style:family="table">
      <style:table-properties style:width="26.702cm" table:align="margins" style:shadow="none"/>
    </style:style>
    <style:style style:name="Table3.A" style:family="table-column">
      <style:table-column-properties style:column-width="26.702cm" style:rel-column-width="65535*"/>
    </style:style>
    <style:style style:name="Table3.A1" style:family="table-cell">
      <style:table-cell-properties fo:background-color="#666666" fo:padding="0.097cm" fo:border-left="none" fo:border-right="none" fo:border-top="0.05pt solid #333333" fo:border-bottom="none">
        <style:background-image/>
      </style:table-cell-properties>
    </style:style>
    <style:style style:name="MP1" style:family="paragraph" style:parent-style-name="Table_20_Contents">
      <style:paragraph-properties fo:text-align="end" style:justify-single-word="false"/>
      <style:text-properties style:font-name="DejaVu Serif" fo:font-size="10.5pt" fo:font-style="italic" officeooo:rsid="00075afb" officeooo:paragraph-rsid="00075afb" style:font-size-asian="10.5pt" style:font-style-asian="italic" style:font-size-complex="10.5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color="#ffffff" style:font-name="DejaVu Sans Condensed" fo:font-size="11pt" fo:font-style="italic" fo:font-weight="normal" officeooo:rsid="00075afb" officeooo:paragraph-rsid="00075afb" style:font-size-asian="11pt" style:font-style-asian="italic" style:font-weight-asian="normal" style:font-size-complex="11pt" style:font-style-complex="italic" style:font-weight-complex="normal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officeooo:rsid="00075afb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Table_20_Contents"><draw:frame draw:style-name="Mfr1" draw:name="graphics1" text:anchor-type="as-char" svg:y="-0.48cm" svg:width="4.491cm" svg:height="2.33cm" draw:z-index="0"><draw:image xlink:href="Pictures/100000000000020F0000012C6AE4AE81.png" xlink:type="simple" xlink:show="embed" xlink:actuate="onLoad"/></draw:frame></text:p>
            </table:table-cell>
            <table:table-cell table:style-name="Table1.A1" office:value-type="string">
              <text:p text:style-name="MP1">Preventivo di Spesa</text:p>
              <text:p text:style-name="MP1"/>
            </table:table-cell>
          </table:table-row>
        </table:table>
        <text:p text:style-name="Header"/>
      </style:header>
      <style:footer>
        <text:p text:style-name="MP2"><text:span text:style-name="MT1">Pag.</text:span><text:page-number text:select-page="current">1</text:page-number> <text:span text:style-name="MT1">di </text:span><text:page-count>1</text:page-count></text:p>
        <text:p text:style-name="MP2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3">Impresa Edile Lucchesi Dino Gino &amp; C. S.N.C. Di Lucchesi Walter, via del sandoro 34 San pancrazio 55100 LU, P.Iva 01248990465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Lucchesi</meta:initial-creator>
    <meta:creation-date>2013-11-19T21:30:30.993520728</meta:creation-date>
    <dc:date>2013-11-19T22:00:52.727263038</dc:date>
    <dc:creator>Matteo Lucchesi</dc:creator>
    <meta:editing-duration>PT16M25S</meta:editing-duration>
    <meta:editing-cycles>5</meta:editing-cycles>
    <meta:generator>LibreOffice/4.1.3.2$Linux_X86_64 LibreOffice_project/410$Build-2</meta:generator>
    <meta:document-statistic meta:table-count="5" meta:image-count="1" meta:object-count="0" meta:page-count="1" meta:paragraph-count="30" meta:word-count="71" meta:character-count="543" meta:non-whitespace-character-count="501"/>
  </office:meta>
</office:document-meta>
</file>